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29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21:43:16.534000000</meta:creation-date>
    <dc:date>2016-08-10T21:43:59.311000000</dc:date>
    <meta:editing-duration>PT44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0.5.2$Windows_x86 LibreOffice_project/55b006a02d247b5f7215fc6ea0fde844b30035b3</meta:generator>
  </office:meta>
</office:document-meta>
</file>